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D0000004EFE0781A1.jpg" manifest:media-type="image/jpeg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7.596cm" fo:margin-left="-0.836cm" fo:margin-right="-0.06cm" table:align="margins"/>
    </style:style>
    <style:style style:name="Tabella2.A" style:family="table-column">
      <style:table-column-properties style:column-width="0.598cm" style:rel-column-width="1420*"/>
    </style:style>
    <style:style style:name="Tabella2.B" style:family="table-column">
      <style:table-column-properties style:column-width="1.686cm" style:rel-column-width="4004*"/>
    </style:style>
    <style:style style:name="Tabella2.C" style:family="table-column">
      <style:table-column-properties style:column-width="1.305cm" style:rel-column-width="3099*"/>
    </style:style>
    <style:style style:name="Tabella2.D" style:family="table-column">
      <style:table-column-properties style:column-width="5.609cm" style:rel-column-width="13320*"/>
    </style:style>
    <style:style style:name="Tabella2.E" style:family="table-column">
      <style:table-column-properties style:column-width="1.905cm" style:rel-column-width="4523*"/>
    </style:style>
    <style:style style:name="Tabella2.F" style:family="table-column">
      <style:table-column-properties style:column-width="0.688cm" style:rel-column-width="1633*"/>
    </style:style>
    <style:style style:name="Tabella2.G" style:family="table-column">
      <style:table-column-properties style:column-width="2.088cm" style:rel-column-width="4959*"/>
    </style:style>
    <style:style style:name="Tabella2.H" style:family="table-column">
      <style:table-column-properties style:column-width="1.947cm" style:rel-column-width="4624*"/>
    </style:style>
    <style:style style:name="Tabella2.I" style:family="table-column">
      <style:table-column-properties style:column-width="5.276cm" style:rel-column-width="12528*"/>
    </style:style>
    <style:style style:name="Tabella2.J" style:family="table-column">
      <style:table-column-properties style:column-width="2.193cm" style:rel-column-width="5206*"/>
    </style:style>
    <style:style style:name="Tabella2.K" style:family="table-column">
      <style:table-column-properties style:column-width="2.491cm" style:rel-column-width="5914*"/>
    </style:style>
    <style:style style:name="Tabella2.L" style:family="table-column">
      <style:table-column-properties style:column-width="1.813cm" style:rel-column-width="4305*"/>
    </style:style>
    <style:style style:name="Tabella2.1" style:family="table-row">
      <style:table-row-properties style:min-row-height="0.529cm"/>
    </style:style>
    <style:style style:name="Tabella2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2.A2" style:family="table-cell">
      <style:table-cell-properties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fo:background-color="#729fc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011cm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5" style:family="table-cell">
      <style:table-cell-properties fo:padding="0.097cm" fo:border-left="0.05pt solid #000000" fo:border-right="none" fo:border-top="none" fo:border-bottom="0.05pt solid #000000"/>
    </style:style>
    <style:style style:name="Tabella2.B5" style:family="table-cell">
      <style:table-cell-properties fo:padding="0.097cm" fo:border-left="0.05pt solid #000000" fo:border-right="none" fo:border-top="none" fo:border-bottom="0.05pt solid #000000"/>
    </style:style>
    <style:style style:name="Tabella2.D5" style:family="table-cell">
      <style:table-cell-properties fo:padding="0.097cm" fo:border-left="0.05pt solid #000000" fo:border-right="none" fo:border-top="none" fo:border-bottom="0.05pt solid #000000"/>
    </style:style>
    <style:style style:name="Tabella2.E5" style:family="table-cell">
      <style:table-cell-properties fo:padding="0.097cm" fo:border-left="0.05pt solid #000000" fo:border-right="none" fo:border-top="none" fo:border-bottom="0.05pt solid #000000"/>
    </style:style>
    <style:style style:name="Tabella2.F5" style:family="table-cell">
      <style:table-cell-properties fo:padding="0.097cm" fo:border-left="0.05pt solid #000000" fo:border-right="none" fo:border-top="none" fo:border-bottom="0.05pt solid #000000"/>
    </style:style>
    <style:style style:name="Tabella2.G5" style:family="table-cell">
      <style:table-cell-properties fo:padding="0cm" fo:border-left="0.05pt solid #000000" fo:border-right="0.05pt solid #000000" fo:border-top="none" fo:border-bottom="0.05pt solid #000000"/>
    </style:style>
    <style:style style:name="Tabella2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8" style:family="table-row">
      <style:table-row-properties style:row-height="0.199cm"/>
    </style:style>
    <style:style style:name="Tabella2.A8" style:family="table-cell">
      <style:table-cell-properties fo:padding="0.101cm" fo:border-left="none" fo:border-right="none" fo:border-top="0.05pt solid #000000" fo:border-bottom="0.05pt solid #000000"/>
    </style:style>
    <style:style style:name="Tabella2.A9" style:family="table-cell">
      <style:table-cell-properties fo:background-color="#729fcf" fo:padding="0.101cm" fo:border-left="0.05pt solid #000000" fo:border-right="none" fo:border-top="none" fo:border-bottom="0.05pt solid #000000">
        <style:background-image/>
      </style:table-cell-properties>
    </style:style>
    <style:style style:name="Tabella2.J9" style:family="table-cell">
      <style:table-cell-properties fo:background-color="#729fcf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Tabella2.A10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1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2" style:family="table-cell">
      <style:table-cell-properties fo:padding="0.101cm" fo:border-left="0.05pt solid #000000" fo:border-right="none" fo:border-top="none" fo:border-bottom="0.05pt solid #000000"/>
    </style:style>
    <style:style style:name="Tabella2.G12" style:family="table-cell">
      <style:table-cell-properties fo:padding="0.101cm" fo:border-left="0.05pt solid #000000" fo:border-right="none" fo:border-top="none" fo:border-bottom="0.05pt solid #000000"/>
    </style:style>
    <style:style style:name="Tabella2.J12" style:family="table-cell">
      <style:table-cell-properties fo:padding="0.101cm" fo:border-left="0.05pt solid #000000" fo:border-right="0.05pt solid #000000" fo:border-top="none" fo:border-bottom="0.05pt solid #000000"/>
    </style:style>
    <style:style style:name="Tabella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15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J15" style:family="table-cell">
      <style:table-cell-properties fo:background-color="transparent" fo:padding="0.097cm" fo:border="0.05pt solid #000000">
        <style:background-image/>
      </style:table-cell-properties>
    </style:style>
    <style:style style:name="Tabella2.J1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I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5.785cm" table:align="left"/>
    </style:style>
    <style:style style:name="Tabella3.A" style:family="table-column">
      <style:table-column-properties style:column-width="2.09cm"/>
    </style:style>
    <style:style style:name="Tabella3.B" style:family="table-column">
      <style:table-column-properties style:column-width="7.2cm"/>
    </style:style>
    <style:style style:name="Tabella3.C" style:family="table-column">
      <style:table-column-properties style:column-width="2.194cm"/>
    </style:style>
    <style:style style:name="Tabella3.D" style:family="table-column">
      <style:table-column-properties style:column-width="2.526cm"/>
    </style:style>
    <style:style style:name="Tabella3.E" style:family="table-column">
      <style:table-column-properties style:column-width="1.774cm"/>
    </style:style>
    <style:style style:name="Tabella3.A1" style:family="table-cell">
      <style:table-cell-properties fo:padding="0.097cm" fo:border="none"/>
    </style:style>
    <style:style style:name="Tabella3.2" style:family="table-row">
      <style:table-row-properties style:min-row-height="0.011cm"/>
    </style:style>
    <style:style style:name="Tabella3.A2" style:family="table-cell">
      <style:table-cell-properties fo:background-color="transparent" fo:padding="0.097cm" fo:border="none">
        <style:background-image/>
      </style:table-cell-properties>
    </style:style>
    <style:style style:name="Tabella3.C2" style:family="table-cell">
      <style:table-cell-properties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D2" style:family="table-cell">
      <style:table-cell-properties style:vertical-align="" fo:background-color="transparent" fo:padding="0.101cm" fo:border-left="0.05pt solid #000000" fo:border-right="none" fo:border-top="none" fo:border-bottom="none">
        <style:background-image/>
      </style:table-cell-properties>
    </style:style>
    <style:style style:name="Tabella3.3" style:family="table-row">
      <style:table-row-properties style:min-row-height="0.639cm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35c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47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49c2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ad1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c4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9c2d9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4be16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35ce0" officeooo:paragraph-rsid="004f576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5533e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5671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42d50" officeooo:paragraph-rsid="00542d5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2d50" officeooo:paragraph-rsid="005671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weight="normal" officeooo:paragraph-rsid="002ef4c8" style:font-name-asian="SimSun" style:font-size-asian="9pt" style:font-weight-asian="normal" style:font-name-complex="Tahoma" style:font-size-complex="9pt" style:font-weight-complex="normal"/>
    </style:style>
    <style:style style:name="P2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0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2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3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5340a7" officeooo:paragraph-rsid="005340a7" style:font-name-asian="SimSun" style:font-size-asian="9pt" style:font-weight-asian="bold" style:font-name-complex="Tahoma" style:font-size-complex="9pt" style:font-weight-complex="bold"/>
    </style:style>
    <style:style style:name="P3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2d50" officeooo:paragraph-rsid="005671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5671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9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59c3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9c329" officeooo:paragraph-rsid="0059c3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115ee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officeooo:rsid="004bad1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5bd35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6"><text:placeholder text:placeholder-type="text">&lt;setLang('it_IT')&gt;</text:placeholder></text:span><text:span text:style-name="T2"><text:placeholder text:placeholder-type="text">&lt;for each="o in get_objects(data)"&gt;</text:placeholder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column table:style-name="Tabella2.L"/>
        <table:table-row table:style-name="Tabella2.1">
          <table:table-cell table:style-name="Tabella2.A1" table:number-columns-spanned="12" office:value-type="string">
            <text:p text:style-name="P28"><text:span text:style-name="T5">Distinta base prodotto:</text:span> <text:span text:style-name="T4">[</text:span><text:span text:style-name="T2"><text:placeholder text:placeholder-type="text">&lt;o.default_code&gt;</text:placeholder></text:span><text:span text:style-name="T3">]</text:span><text:span text:style-name="T2"> </text:span><text:span text:style-name="T2"><text:placeholder text:placeholder-type="text">&lt;o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2" table:number-columns-spanned="3" office:value-type="string">
            <text:p text:style-name="P36">CODICE</text:p>
          </table:table-cell>
          <table:covered-table-cell/>
          <table:covered-table-cell/>
          <table:table-cell table:style-name="Tabella2.A2" office:value-type="string">
            <text:p text:style-name="P36">COMPONENTE</text:p>
          </table:table-cell>
          <table:table-cell table:style-name="Tabella2.A2" office:value-type="string">
            <text:p text:style-name="P36">Q.TA'</text:p>
          </table:table-cell>
          <table:table-cell table:style-name="Tabella2.A2" office:value-type="string">
            <text:p text:style-name="P34">UM</text:p>
          </table:table-cell>
          <table:table-cell table:style-name="Tabella2.A2" office:value-type="string">
            <text:p text:style-name="P35">HW</text:p>
          </table:table-cell>
          <table:table-cell table:style-name="Tabella2.A2" table:number-columns-spanned="2" office:value-type="string">
            <text:p text:style-name="P36">FORNITORE</text:p>
          </table:table-cell>
          <table:covered-table-cell/>
          <table:table-cell table:style-name="Tabella2.A2" office:value-type="string">
            <text:p text:style-name="P36">UNITARIO</text:p>
          </table:table-cell>
          <table:table-cell table:style-name="Tabella2.A2" office:value-type="string">
            <text:p text:style-name="P36">DATA</text:p>
          </table:table-cell>
          <table:table-cell table:style-name="Tabella2.L2" office:value-type="string">
            <text:p text:style-name="P36">TOTALE</text:p>
          </table:table-cell>
        </table:table-row>
        <table:table-row>
          <table:table-cell table:style-name="Tabella2.A3" table:number-columns-spanned="12" office:value-type="string">
            <text:p text:style-name="P24"><text:text-input text:description="&lt;for each=&quot;mode, item, details in get_details(o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table:number-columns-spanned="12" office:value-type="string">
            <text:p text:style-name="P8"><text:placeholder text:placeholder-type="text">&lt;if test="mode in ('C', '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office:value-type="string">
            <text:p text:style-name="P4"><text:placeholder text:placeholder-type="text">&lt;if test="not details"&gt;</text:placeholder></text:p>
            <text:p text:style-name="P6"><draw:frame draw:style-name="fr1" draw:name="Immagine1" text:anchor-type="as-char" svg:width="0.33cm" svg:height="0.319cm" draw:z-index="0"><draw:image xlink:href="Pictures/100000000000001C0000001BBB15A4D6.jpg" xlink:type="simple" xlink:show="embed" xlink:actuate="onLoad"/></draw:frame></text:p>
            <text:p text:style-name="P11"><text:placeholder text:placeholder-type="text">&lt;/if&gt;</text:placeholder></text:p>
          </table:table-cell>
          <table:table-cell table:style-name="Tabella2.B5" table:number-columns-spanned="2" office:value-type="string">
            <text:p text:style-name="P2"><text:placeholder text:placeholder-type="text">&lt;item.product_id.default_code&gt;</text:placeholder></text:p>
          </table:table-cell>
          <table:covered-table-cell/>
          <table:table-cell table:style-name="Tabella2.D5" office:value-type="string">
            <text:p text:style-name="P12"><text:placeholder text:placeholder-type="text">&lt;item.product_id.name&gt;</text:placeholder></text:p>
          </table:table-cell>
          <table:table-cell table:style-name="Tabella2.E5" office:value-type="string">
            <text:p text:style-name="P5"><text:placeholder text:placeholder-type="text">&lt;'%10.5f' % item.product_qty&gt;</text:placeholder></text:p>
          </table:table-cell>
          <table:table-cell table:style-name="Tabella2.F5" office:value-type="string">
            <text:p text:style-name="P3"><text:placeholder text:placeholder-type="text">&lt;item.product_uom.name&gt;</text:placeholder></text:p>
          </table:table-cell>
          <table:table-cell table:style-name="Tabella2.G5" table:number-columns-spanned="6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column table:style-name="Tabella3.E"/>
              <table:table-row>
                <table:table-cell table:style-name="Tabella3.A1" table:number-columns-spanned="5" office:value-type="string">
                  <text:p text:style-name="P7"><text:placeholder text:placeholder-type="text">&lt;for each="res in details"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ella3.2">
                <table:table-cell table:style-name="Tabella3.A2" office:value-type="string">
                  <text:p text:style-name="P32"><text:placeholder text:placeholder-type="text">&lt;if test="res[4]"&gt;</text:placeholder></text:p>
                  <text:p text:style-name="P29"><draw:frame draw:style-name="fr1" draw:name="Immagine3" text:anchor-type="as-char" svg:width="0.33cm" svg:height="0.319cm" draw:z-index="1"><draw:image xlink:href="Pictures/100000000000004D0000004EFE0781A1.jpg" xlink:type="simple" xlink:show="embed" xlink:actuate="onLoad"/></draw:frame><text:placeholder text:placeholder-type="text">&lt;res[4]&gt;</text:placeholder></text:p>
                  <text:p text:style-name="P29"><text:placeholder text:placeholder-type="text">&lt;/if&gt;</text:placeholder> </text:p>
                </table:table-cell>
                <table:table-cell table:style-name="Tabella3.A2" office:value-type="string">
                  <text:p text:style-name="P29"><text:placeholder text:placeholder-type="text">&lt;res[0]&gt;</text:placeholder></text:p>
                </table:table-cell>
                <table:table-cell table:style-name="Tabella3.C2" office:value-type="string">
                  <text:p text:style-name="P29"><text:placeholder text:placeholder-type="text">&lt;res[1]&gt;</text:placeholder></text:p>
                </table:table-cell>
                <table:table-cell table:style-name="Tabella3.D2" office:value-type="string">
                  <text:p text:style-name="P31"><text:s text:c="2"/><text:placeholder text:placeholder-type="text">&lt;res[2]&gt;</text:placeholder></text:p>
                </table:table-cell>
                <table:table-cell table:style-name="Tabella3.C2" office:value-type="string">
                  <text:p text:style-name="P30"><text:placeholder text:placeholder-type="text">&lt;res[3]&gt;</text:placeholder></text:p>
                </table:table-cell>
              </table:table-row>
              <table:table-row table:style-name="Tabella3.3">
                <table:table-cell table:style-name="Tabella3.A1" table:number-columns-spanned="5" office:value-type="string">
                  <text:p text:style-name="P7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6" table:number-columns-spanned="12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7" table:number-columns-spanned="12" office:value-type="string">
            <text:p text:style-name="P9"><text:placeholder text:placeholder-type="text">&lt;if test="mode == 'H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9" table:number-columns-spanned="6" office:value-type="string">
            <text:p text:style-name="P18"><text:placeholder text:placeholder-type="text">&lt;item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A9" table:number-columns-spanned="3" office:value-type="string">
            <text:p text:style-name="P16">PRODOTTO</text:p>
          </table:table-cell>
          <table:covered-table-cell/>
          <table:covered-table-cell/>
          <table:table-cell table:style-name="Tabella2.J9" table:number-columns-spanned="3" office:value-type="string">
            <text:p text:style-name="P17">TOTALE</text:p>
          </table:table-cell>
          <table:covered-table-cell/>
          <table:covered-table-cell/>
        </table:table-row>
        <table:table-row table:style-name="Tabella2.4">
          <table:table-cell table:style-name="Tabella2.A10" table:number-columns-spanned="12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1" table:number-columns-spanned="12" office:value-type="string">
            <text:p text:style-name="P10"><text:placeholder text:placeholder-type="text">&lt;if test="mode == 'T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12" table:number-columns-spanned="6" office:value-type="string">
            <text:p text:style-name="P14"><text:placeholder text:placeholder-type="text">&lt;item.cost_id.name&gt;</text:placeholder> <text:span text:style-name="T7">(cost. unit.: </text:span><text:span text:style-name="T7"><text:placeholder text:placeholder-type="text">&lt;item.cost_id.unit_cost&gt;</text:placeholder></text:span><text:span text:style-name="T7">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G12" table:number-columns-spanned="3" office:value-type="string">
            <text:p text:style-name="P15"><text:placeholder text:placeholder-type="text">&lt;item.product_id.default_code or '/' &gt;</text:placeholder> <text:span text:style-name="T8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table-cell table:style-name="Tabella2.J12" table:number-columns-spanned="3" office:value-type="string">
            <text:p text:style-name="P13"><text:placeholder text:placeholder-type="text">&lt;details&gt;</text:placeholder></text:p>
          </table:table-cell>
          <table:covered-table-cell/>
          <table:covered-table-cell/>
        </table:table-row>
        <table:table-row table:style-name="Tabella2.4">
          <table:table-cell table:style-name="Tabella2.A13" table:number-columns-spanned="12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4" table:number-columns-spanned="12" office:value-type="string">
            <text:p text:style-name="P24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5" table:number-columns-spanned="9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J15" table:number-columns-spanned="3" office:value-type="string">
            <text:p text:style-name="P20"/>
          </table:table-cell>
          <table:covered-table-cell/>
          <table:covered-table-cell/>
        </table:table-row>
        <table:table-row table:style-name="Tabella2.4">
          <table:table-cell table:style-name="Tabella2.J15" table:number-rows-spanned="2" table:number-columns-spanned="2" office:value-type="string">
            <text:p text:style-name="P23">INDICI:</text:p>
          </table:table-cell>
          <table:covered-table-cell/>
          <table:table-cell table:style-name="Tabella2.J15" table:number-rows-spanned="2" table:number-columns-spanned="6" office:value-type="string">
            <text:p text:style-name="P21"><text:placeholder text:placeholder-type="text">&lt;get_totals('index')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J15" office:value-type="string">
            <text:p text:style-name="P40">Costo</text:p>
          </table:table-cell>
          <table:table-cell table:style-name="Tabella2.J16" table:number-columns-spanned="3" office:value-type="string">
            <text:p text:style-name="P19"><text:placeholder text:placeholder-type="text">&lt;get_totals('min')&gt;</text:placeholder> - <text:placeholder text:placeholder-type="text">&lt;get_totals('max')&gt;</text:placeholder></text:p>
          </table:table-cell>
          <table:covered-table-cell/>
          <table:covered-table-cell/>
        </table:table-row>
        <table:table-row table:style-name="Tabella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17" office:value-type="string">
            <text:p text:style-name="P40">Vendita</text:p>
          </table:table-cell>
          <table:table-cell table:style-name="Tabella2.J16" table:number-columns-spanned="3" office:value-type="string">
            <text:p text:style-name="P39"><text:span text:style-name="T9">(A) </text:span><text:placeholder text:placeholder-type="text">&lt;get_totals('margin_a')&gt;</text:placeholder> - <text:span text:style-name="T9">(B) </text:span><text:placeholder text:placeholder-type="text">&lt;get_totals('margin_b')&gt;</text:placeholder></text:p>
          </table:table-cell>
          <table:covered-table-cell/>
          <table:covered-table-cell/>
        </table:table-row>
      </table:table>
      <text:p text:style-name="P26"/>
      <text:p text:style-name="P27"><text:s/><text:placeholder text:placeholder-type="text">&lt;/for&gt;</text:placeholder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0.741cm" fo:margin-bottom="0.496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0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2T16:53:55.815633992</dc:date>
    <meta:editing-duration>P6DT13H23M13S</meta:editing-duration>
    <meta:editing-cycles>694</meta:editing-cycles>
    <meta:generator>LibreOffice/4.3.3.2$Linux_X86_64 LibreOffice_project/430m0$Build-2</meta:generator>
    <dc:creator>thebrush </dc:creator>
    <meta:document-statistic meta:table-count="2" meta:image-count="2" meta:object-count="0" meta:page-count="2" meta:paragraph-count="49" meta:word-count="108" meta:character-count="882" meta:non-whitespace-character-count="822"/>
    <meta:user-defined meta:name="Info 1"/>
    <meta:user-defined meta:name="Info 2"/>
    <meta:user-defined meta:name="Info 3"/>
    <meta:user-defined meta:name="Info 4"/>
  </office:meta>
</office:document-meta>
</file>